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style="normal" officeooo:rsid="00946e05" officeooo:paragraph-rsid="00946e05" style:font-style-asian="normal" style:font-style-complex="normal"/>
    </style:style>
    <style:style style:name="P3" style:family="paragraph" style:parent-style-name="Mist_20_Text_20_Body">
      <style:text-properties fo:font-weight="bold" style:font-weight-asian="bold" style:font-weight-complex="bold"/>
    </style:style>
    <style:style style:name="P4" style:family="paragraph" style:parent-style-name="Mist_20_Text_20_Body">
      <style:text-properties officeooo:rsid="0034913d" officeooo:paragraph-rsid="003657a6"/>
    </style:style>
    <style:style style:name="P5" style:family="paragraph" style:parent-style-name="Mist_20_Text_20_Body">
      <style:text-properties officeooo:rsid="003657a6" officeooo:paragraph-rsid="003657a6"/>
    </style:style>
    <style:style style:name="P6" style:family="paragraph" style:parent-style-name="Mist_20_Text_20_Body">
      <style:text-properties officeooo:rsid="00429690" officeooo:paragraph-rsid="00429690"/>
    </style:style>
    <style:style style:name="P7" style:family="paragraph" style:parent-style-name="Mist_20_Text_20_Body">
      <style:text-properties officeooo:rsid="0045a86a" officeooo:paragraph-rsid="0045a86a"/>
    </style:style>
    <style:style style:name="P8" style:family="paragraph" style:parent-style-name="Mist_20_Text_20_Body">
      <style:text-properties officeooo:rsid="0048911c" officeooo:paragraph-rsid="0048911c"/>
    </style:style>
    <style:style style:name="P9" style:family="paragraph" style:parent-style-name="Mist_20_Text_20_Body">
      <style:text-properties officeooo:rsid="004a73c8" officeooo:paragraph-rsid="004a73c8"/>
    </style:style>
    <style:style style:name="P10" style:family="paragraph" style:parent-style-name="Mist_20_Text_20_Body">
      <style:text-properties officeooo:rsid="004c23cd" officeooo:paragraph-rsid="004c23cd"/>
    </style:style>
    <style:style style:name="P11" style:family="paragraph" style:parent-style-name="Mist_20_Text_20_Body">
      <style:text-properties officeooo:rsid="004defbe" officeooo:paragraph-rsid="004defbe"/>
    </style:style>
    <style:style style:name="P12" style:family="paragraph" style:parent-style-name="Mist_20_Text_20_Body">
      <style:text-properties officeooo:rsid="004e149d" officeooo:paragraph-rsid="004e149d"/>
    </style:style>
    <style:style style:name="P13" style:family="paragraph" style:parent-style-name="Mist_20_Text_20_Body">
      <style:text-properties officeooo:rsid="004ff390" officeooo:paragraph-rsid="004ff390"/>
    </style:style>
    <style:style style:name="P14" style:family="paragraph" style:parent-style-name="Mist_20_Text_20_Body">
      <style:text-properties officeooo:rsid="0053c63a" officeooo:paragraph-rsid="0053c63a"/>
    </style:style>
    <style:style style:name="P15" style:family="paragraph" style:parent-style-name="Mist_20_Text_20_Body">
      <style:text-properties officeooo:rsid="0054fddd" officeooo:paragraph-rsid="0054fddd"/>
    </style:style>
    <style:style style:name="P16" style:family="paragraph" style:parent-style-name="Mist_20_Text_20_Body">
      <style:text-properties officeooo:rsid="0055f942" officeooo:paragraph-rsid="0055f942"/>
    </style:style>
    <style:style style:name="P17" style:family="paragraph" style:parent-style-name="Mist_20_Text_20_Body">
      <style:text-properties officeooo:rsid="00579836" officeooo:paragraph-rsid="00579836"/>
    </style:style>
    <style:style style:name="P18" style:family="paragraph" style:parent-style-name="Mist_20_Text_20_Body">
      <style:text-properties officeooo:rsid="0058aa08" officeooo:paragraph-rsid="0058aa08"/>
    </style:style>
    <style:style style:name="P19" style:family="paragraph" style:parent-style-name="Mist_20_Text_20_Body">
      <style:text-properties officeooo:rsid="00591788" officeooo:paragraph-rsid="00591788"/>
    </style:style>
    <style:style style:name="P20" style:family="paragraph" style:parent-style-name="Mist_20_Text_20_Body">
      <style:text-properties officeooo:rsid="005a9eda" officeooo:paragraph-rsid="005a9eda"/>
    </style:style>
    <style:style style:name="P21" style:family="paragraph" style:parent-style-name="Mist_20_Text_20_Body">
      <style:text-properties officeooo:rsid="005f00d7" officeooo:paragraph-rsid="005f00d7"/>
    </style:style>
    <style:style style:name="P22" style:family="paragraph" style:parent-style-name="Mist_20_Text_20_Body">
      <style:text-properties officeooo:rsid="005f42f9" officeooo:paragraph-rsid="005f42f9"/>
    </style:style>
    <style:style style:name="P23" style:family="paragraph" style:parent-style-name="Mist_20_Text_20_Body">
      <style:text-properties officeooo:rsid="005f870a" officeooo:paragraph-rsid="005f870a"/>
    </style:style>
    <style:style style:name="P24" style:family="paragraph" style:parent-style-name="Mist_20_Text_20_Body">
      <style:text-properties officeooo:rsid="005f870a" officeooo:paragraph-rsid="0063cfc6"/>
    </style:style>
    <style:style style:name="P25" style:family="paragraph" style:parent-style-name="Mist_20_Text_20_Body">
      <style:text-properties officeooo:rsid="005f870a" officeooo:paragraph-rsid="006eb886"/>
    </style:style>
    <style:style style:name="P26" style:family="paragraph" style:parent-style-name="Mist_20_Text_20_Body">
      <style:text-properties officeooo:rsid="005f870a" officeooo:paragraph-rsid="00719f60"/>
    </style:style>
    <style:style style:name="P27" style:family="paragraph" style:parent-style-name="Mist_20_Text_20_Body">
      <style:text-properties officeooo:rsid="005f870a" officeooo:paragraph-rsid="0072cfbf"/>
    </style:style>
    <style:style style:name="P28" style:family="paragraph" style:parent-style-name="Mist_20_Text_20_Body">
      <style:text-properties officeooo:rsid="00607b44" officeooo:paragraph-rsid="00607b44"/>
    </style:style>
    <style:style style:name="P29" style:family="paragraph" style:parent-style-name="Mist_20_Text_20_Body">
      <style:text-properties officeooo:rsid="006eb886" officeooo:paragraph-rsid="006eb886"/>
    </style:style>
    <style:style style:name="P30" style:family="paragraph" style:parent-style-name="Mist_20_Text_20_Body">
      <style:text-properties officeooo:rsid="00719f60" officeooo:paragraph-rsid="00719f60"/>
    </style:style>
    <style:style style:name="P31" style:family="paragraph" style:parent-style-name="Mist_20_Text_20_Body">
      <style:text-properties officeooo:rsid="006730c9" officeooo:paragraph-rsid="00719f60"/>
    </style:style>
    <style:style style:name="P32" style:family="paragraph" style:parent-style-name="Mist_20_Text_20_Body">
      <style:text-properties officeooo:rsid="007b63ac" officeooo:paragraph-rsid="007b63ac"/>
    </style:style>
    <style:style style:name="P33" style:family="paragraph" style:parent-style-name="Mist_20_Text_20_Body">
      <style:text-properties officeooo:rsid="007d4fe3" officeooo:paragraph-rsid="007d4fe3"/>
    </style:style>
    <style:style style:name="P34" style:family="paragraph" style:parent-style-name="Mist_20_Text_20_Body">
      <style:text-properties officeooo:rsid="007ecbcb" officeooo:paragraph-rsid="007ecbcb"/>
    </style:style>
    <style:style style:name="P35" style:family="paragraph" style:parent-style-name="Mist_20_Text_20_Body">
      <style:text-properties officeooo:rsid="00804431" officeooo:paragraph-rsid="00804431"/>
    </style:style>
    <style:style style:name="P36" style:family="paragraph" style:parent-style-name="Mist_20_Text_20_Body">
      <style:text-properties officeooo:rsid="0082fca6" officeooo:paragraph-rsid="0082fca6"/>
    </style:style>
    <style:style style:name="P37" style:family="paragraph" style:parent-style-name="Mist_20_Text_20_Body">
      <style:text-properties officeooo:paragraph-rsid="0082fca6"/>
    </style:style>
    <style:style style:name="P38" style:family="paragraph" style:parent-style-name="Mist_20_Text_20_Body">
      <style:text-properties officeooo:rsid="00865292" officeooo:paragraph-rsid="00865292"/>
    </style:style>
    <style:style style:name="P39" style:family="paragraph" style:parent-style-name="Mist_20_Text_20_Body">
      <style:text-properties officeooo:rsid="0089225d" officeooo:paragraph-rsid="0089225d"/>
    </style:style>
    <style:style style:name="P40" style:family="paragraph" style:parent-style-name="Mist_20_Text_20_Body">
      <style:text-properties officeooo:rsid="0089840f" officeooo:paragraph-rsid="0089840f"/>
    </style:style>
    <style:style style:name="P41" style:family="paragraph" style:parent-style-name="Mist_20_Text_20_Body">
      <style:text-properties officeooo:rsid="008d2d34" officeooo:paragraph-rsid="008d2d34"/>
    </style:style>
    <style:style style:name="P42" style:family="paragraph" style:parent-style-name="Mist_20_Text_20_Body">
      <style:text-properties officeooo:rsid="00927d87" officeooo:paragraph-rsid="00927d87"/>
    </style:style>
    <style:style style:name="P43" style:family="paragraph" style:parent-style-name="Mist_20_Text_20_Body">
      <style:text-properties officeooo:rsid="0096035a" officeooo:paragraph-rsid="0096035a"/>
    </style:style>
    <style:style style:name="P44" style:family="paragraph" style:parent-style-name="Mist_20_Text_20_Body">
      <style:text-properties officeooo:rsid="00a19bb9" officeooo:paragraph-rsid="00a19bb9"/>
    </style:style>
    <style:style style:name="P45" style:family="paragraph" style:parent-style-name="Mist_20_Text_20_Body">
      <style:text-properties officeooo:rsid="00a392b5" officeooo:paragraph-rsid="00a392b5"/>
    </style:style>
    <style:style style:name="P46" style:family="paragraph" style:parent-style-name="Mist_20_Text_20_Body">
      <style:text-properties officeooo:rsid="00acad79" officeooo:paragraph-rsid="00acad79"/>
    </style:style>
    <style:style style:name="P47" style:family="paragraph" style:parent-style-name="Mist_20_Text_20_Body">
      <style:text-properties officeooo:rsid="00813d29" officeooo:paragraph-rsid="00813d29"/>
    </style:style>
    <style:style style:name="P48" style:family="paragraph" style:parent-style-name="Mist_20_Text_20_Body">
      <style:text-properties officeooo:rsid="00ae8caa" officeooo:paragraph-rsid="00ae8caa"/>
    </style:style>
    <style:style style:name="P49" style:family="paragraph" style:parent-style-name="Mist_20_Text_20_Body">
      <style:text-properties officeooo:rsid="00b306d2" officeooo:paragraph-rsid="00b306d2"/>
    </style:style>
    <style:style style:name="P50" style:family="paragraph" style:parent-style-name="Mist_20_Text_20_Body">
      <style:text-properties officeooo:rsid="00b63889" officeooo:paragraph-rsid="00b63889"/>
    </style:style>
    <style:style style:name="P51" style:family="paragraph" style:parent-style-name="Mist_20_Text_20_Body">
      <style:text-properties officeooo:rsid="00bd2a02" officeooo:paragraph-rsid="00bd2a02"/>
    </style:style>
    <style:style style:name="P52" style:family="paragraph" style:parent-style-name="Mist_20_Heading_20_2">
      <style:text-properties officeooo:paragraph-rsid="00429690"/>
    </style:style>
    <style:style style:name="P53" style:family="paragraph" style:parent-style-name="Mist_20_Code">
      <style:text-properties officeooo:paragraph-rsid="00429690"/>
    </style:style>
    <style:style style:name="P54" style:family="paragraph" style:parent-style-name="Mist_20_Code">
      <style:text-properties officeooo:rsid="00908764" officeooo:paragraph-rsid="00908764"/>
    </style:style>
    <style:style style:name="P55" style:family="paragraph" style:parent-style-name="Mist_20_Code">
      <style:text-properties officeooo:paragraph-rsid="009bb349"/>
    </style:style>
    <style:style style:name="P56" style:family="paragraph" style:parent-style-name="Mist_20_Code">
      <style:text-properties officeooo:rsid="00a0b674" officeooo:paragraph-rsid="00a0b674"/>
    </style:style>
    <style:style style:name="P57" style:family="paragraph" style:parent-style-name="Mist_20_Code">
      <style:text-properties officeooo:paragraph-rsid="00a6c5b6"/>
    </style:style>
    <style:style style:name="P58" style:family="paragraph" style:parent-style-name="Mist_20_Code">
      <style:text-properties officeooo:paragraph-rsid="00a727ed"/>
    </style:style>
    <style:style style:name="P59" style:family="paragraph" style:parent-style-name="Mist_20_Code">
      <style:text-properties officeooo:paragraph-rsid="00a8e0e6"/>
    </style:style>
    <style:style style:name="P60" style:family="paragraph" style:parent-style-name="Mist_20_Code">
      <style:text-properties officeooo:paragraph-rsid="00ae3007"/>
    </style:style>
    <style:style style:name="P61" style:family="paragraph" style:parent-style-name="Mist_20_Heading_20_3">
      <style:text-properties officeooo:rsid="0096035a" officeooo:paragraph-rsid="0096035a"/>
    </style:style>
    <style:style style:name="P62" style:family="paragraph" style:parent-style-name="Mist_20_Heading_20_1">
      <style:text-properties officeooo:rsid="00ae3007" officeooo:paragraph-rsid="00ae3007"/>
    </style:style>
    <style:style style:name="P63" style:family="paragraph" style:parent-style-name="Mist_20_Text_20_Body" style:list-style-name="Mist_20_Bulleted_20_List"/>
    <style:style style:name="P64" style:family="paragraph" style:parent-style-name="Mist_20_Text_20_Body" style:list-style-name="L1"/>
    <style:style style:name="P65" style:family="paragraph" style:parent-style-name="Mist_20_Text_20_Body" style:list-style-name="Mist_20_Bulleted_20_List">
      <style:text-properties officeooo:rsid="0033b80b" officeooo:paragraph-rsid="0033b80b"/>
    </style:style>
    <style:style style:name="P66" style:family="paragraph" style:parent-style-name="Mist_20_Text_20_Body" style:list-style-name="L2"/>
    <style:style style:name="P67" style:family="paragraph" style:parent-style-name="Mist_20_Text_20_Body" style:list-style-name="L3"/>
    <style:style style:name="P68" style:family="paragraph" style:parent-style-name="Mist_20_Text_20_Body" style:list-style-name="L4"/>
    <style:style style:name="P69" style:family="paragraph" style:parent-style-name="Mist_20_Text_20_Body" style:list-style-name="L5"/>
    <style:style style:name="P70" style:family="paragraph" style:parent-style-name="Mist_20_Text_20_Body" style:list-style-name="L6"/>
    <style:style style:name="P71" style:family="paragraph" style:parent-style-name="Mist_20_Text_20_Body" style:list-style-name="L6">
      <style:text-properties fo:font-style="normal" style:font-style-asian="normal" style:font-style-complex="normal"/>
    </style:style>
    <style:style style:name="P72" style:family="paragraph" style:parent-style-name="Mist_20_Text_20_Body" style:list-style-name="L7">
      <style:text-properties fo:font-style="normal" style:font-style-asian="normal" style:font-style-complex="normal"/>
    </style:style>
    <style:style style:name="P73" style:family="paragraph" style:parent-style-name="Mist_20_Text_20_Body" style:list-style-name="L7"/>
    <style:style style:name="P74" style:family="paragraph" style:parent-style-name="Mist_20_Text_20_Body" style:list-style-name="L8"/>
    <style:style style:name="P75" style:family="paragraph" style:parent-style-name="Mist_20_Text_20_Body" style:list-style-name="L9">
      <style:text-properties officeooo:rsid="007d4fe3" officeooo:paragraph-rsid="007d4fe3"/>
    </style:style>
    <style:style style:name="P76" style:family="paragraph" style:parent-style-name="Mist_20_Text_20_Body" style:list-style-name="L10">
      <style:text-properties officeooo:rsid="00b90eeb" officeooo:paragraph-rsid="00b90eeb"/>
    </style:style>
    <style:style style:name="P77" style:family="paragraph" style:parent-style-name="Mist_20_Text_20_Body" style:list-style-name="L10">
      <style:text-properties officeooo:rsid="00ba486b" officeooo:paragraph-rsid="00ba486b"/>
    </style:style>
    <style:style style:name="P78" style:family="paragraph" style:parent-style-name="Mist_20_Text_20_Body" style:list-style-name="L10">
      <style:text-properties officeooo:rsid="00bb4663" officeooo:paragraph-rsid="00bb4663"/>
    </style:style>
    <style:style style:name="P79" style:family="paragraph" style:parent-style-name="Mist_20_Text_20_Body" style:list-style-name="L10">
      <style:text-properties officeooo:rsid="00bb548f" officeooo:paragraph-rsid="00bb548f"/>
    </style:style>
    <style:style style:name="P80" style:family="paragraph" style:parent-style-name="Mist_20_Text_20_Body" style:list-style-name="L10">
      <style:text-properties officeooo:rsid="00bd3002" officeooo:paragraph-rsid="00bd3002"/>
    </style:style>
    <style:style style:name="P81" style:family="paragraph" style:parent-style-name="Mist_20_Text_20_Body" style:list-style-name="L11">
      <style:text-properties officeooo:rsid="00b0184f" officeooo:paragraph-rsid="00b0184f"/>
    </style:style>
    <style:style style:name="P82" style:family="paragraph" style:parent-style-name="Mist_20_Text_20_Body" style:list-style-name="L11">
      <style:text-properties officeooo:rsid="00b02cbc" officeooo:paragraph-rsid="00b02cbc"/>
    </style:style>
    <style:style style:name="P83" style:family="paragraph" style:parent-style-name="Mist_20_Text_20_Body" style:list-style-name="L12">
      <style:text-properties officeooo:rsid="00b63889" officeooo:paragraph-rsid="00b63889"/>
    </style:style>
    <style:style style:name="P84" style:family="paragraph" style:parent-style-name="Mist_20_Text_20_Body" style:list-style-name="L13"/>
    <style:style style:name="P85" style:family="paragraph" style:parent-style-name="Mist_20_Text_20_Body" style:list-style-name="L14"/>
    <style:style style:name="P86" style:family="paragraph" style:parent-style-name="Mist_20_Text_20_Body" style:list-style-name="L15">
      <style:text-properties officeooo:rsid="00927d87" officeooo:paragraph-rsid="00927d87"/>
    </style:style>
    <style:style style:name="P87" style:family="paragraph" style:parent-style-name="Mist_20_Text_20_Body" style:list-style-name="Mist_20_Bulleted_20_List">
      <style:text-properties officeooo:rsid="00a8e0e6" officeooo:paragraph-rsid="00a8e0e6"/>
    </style:style>
    <style:style style:name="P88" style:family="paragraph" style:parent-style-name="Mist_20_Heading_20_1">
      <style:text-properties fo:font-style="normal" style:font-style-asian="normal" style:font-style-complex="normal"/>
    </style:style>
    <style:style style:name="P89" style:family="paragraph" style:parent-style-name="Mist_20_Heading_20_2">
      <style:text-properties fo:font-style="normal" style:font-style-asian="normal" style:font-style-complex="normal"/>
    </style:style>
    <style:style style:name="P90" style:family="paragraph" style:parent-style-name="Mist_20_Short_20_List" style:list-style-name="Mist_20_Bulleted_20_List"/>
    <style:style style:name="P91"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P92" style:family="paragraph" style:parent-style-name="Mist_20_Code" style:list-style-name="L8"/>
    <style:style style:name="P93" style:family="paragraph" style:parent-style-name="Mist_20_Code">
      <style:text-properties officeooo:paragraph-rsid="00a8e0e6"/>
    </style:style>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officeooo:rsid="0033b80b" style:font-style-asian="normal" style:font-style-complex="normal"/>
    </style:style>
    <style:style style:name="T17" style:family="text">
      <style:text-properties fo:font-style="normal" officeooo:rsid="0076b91c" style:font-style-asian="normal" style:font-style-complex="normal"/>
    </style:style>
    <style:style style:name="T18" style:family="text">
      <style:text-properties fo:font-style="normal" officeooo:rsid="007798c3" style:font-style-asian="normal" style:font-style-complex="normal"/>
    </style:style>
    <style:style style:name="T19" style:family="text">
      <style:text-properties fo:font-style="normal" officeooo:rsid="007a103e"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text-underline-style="none"/>
    </style:style>
    <style:style style:name="T23" style:family="text">
      <style:text-properties style:font-name="Liberation Serif1"/>
    </style:style>
    <style:style style:name="T24" style:family="text">
      <style:text-properties style:font-name="Liberation Serif"/>
    </style:style>
    <style:style style:name="T25" style:family="text">
      <style:text-properties officeooo:rsid="0017d880"/>
    </style:style>
    <style:style style:name="T26" style:family="text">
      <style:text-properties officeooo:rsid="001ccde7"/>
    </style:style>
    <style:style style:name="T27" style:family="text">
      <style:text-properties officeooo:rsid="001e9b16"/>
    </style:style>
    <style:style style:name="T28" style:family="text">
      <style:text-properties officeooo:rsid="001fc782"/>
    </style:style>
    <style:style style:name="T29" style:family="text">
      <style:text-properties officeooo:rsid="0020603f"/>
    </style:style>
    <style:style style:name="T30" style:family="text">
      <style:text-properties officeooo:rsid="00221ac0"/>
    </style:style>
    <style:style style:name="T31" style:family="text">
      <style:text-properties officeooo:rsid="002dd353"/>
    </style:style>
    <style:style style:name="T32" style:family="text">
      <style:text-properties officeooo:rsid="002ec116"/>
    </style:style>
    <style:style style:name="T33" style:family="text">
      <style:text-properties fo:font-weight="bold" style:font-weight-asian="bold" style:font-weight-complex="bold"/>
    </style:style>
    <style:style style:name="T34" style:family="text">
      <style:text-properties officeooo:rsid="003657a6"/>
    </style:style>
    <style:style style:name="T35" style:family="text">
      <style:text-properties officeooo:rsid="00386afb"/>
    </style:style>
    <style:style style:name="T36" style:family="text">
      <style:text-properties officeooo:rsid="00429690"/>
    </style:style>
    <style:style style:name="T37" style:family="text">
      <style:text-properties officeooo:rsid="00475832"/>
    </style:style>
    <style:style style:name="T38" style:family="text">
      <style:text-properties officeooo:rsid="004c23cd"/>
    </style:style>
    <style:style style:name="T39" style:family="text">
      <style:text-properties officeooo:rsid="004de7e3"/>
    </style:style>
    <style:style style:name="T40" style:family="text">
      <style:text-properties officeooo:rsid="0051e683"/>
    </style:style>
    <style:style style:name="T41" style:family="text">
      <style:text-properties officeooo:rsid="00579836"/>
    </style:style>
    <style:style style:name="T42" style:family="text">
      <style:text-properties officeooo:rsid="005ba107"/>
    </style:style>
    <style:style style:name="T43" style:family="text">
      <style:text-properties officeooo:rsid="005c0be3"/>
    </style:style>
    <style:style style:name="T44" style:family="text">
      <style:text-properties officeooo:rsid="005ceb06"/>
    </style:style>
    <style:style style:name="T45" style:family="text">
      <style:text-properties officeooo:rsid="00618c61"/>
    </style:style>
    <style:style style:name="T46" style:family="text">
      <style:text-properties officeooo:rsid="0062402c"/>
    </style:style>
    <style:style style:name="T47" style:family="text">
      <style:text-properties officeooo:rsid="00641217"/>
    </style:style>
    <style:style style:name="T48" style:family="text">
      <style:text-properties officeooo:rsid="0065fca7"/>
    </style:style>
    <style:style style:name="T49" style:family="text">
      <style:text-properties officeooo:rsid="00665107"/>
    </style:style>
    <style:style style:name="T50" style:family="text">
      <style:text-properties officeooo:rsid="006730c9"/>
    </style:style>
    <style:style style:name="T51" style:family="text">
      <style:text-properties officeooo:rsid="0067698b"/>
    </style:style>
    <style:style style:name="T52" style:family="text">
      <style:text-properties officeooo:rsid="006bcd36"/>
    </style:style>
    <style:style style:name="T53" style:family="text">
      <style:text-properties officeooo:rsid="006cdcf2"/>
    </style:style>
    <style:style style:name="T54" style:family="text">
      <style:text-properties officeooo:rsid="006eb886"/>
    </style:style>
    <style:style style:name="T55" style:family="text">
      <style:text-properties officeooo:rsid="006fa236"/>
    </style:style>
    <style:style style:name="T56" style:family="text">
      <style:text-properties officeooo:rsid="00719f60"/>
    </style:style>
    <style:style style:name="T57" style:family="text">
      <style:text-properties officeooo:rsid="0072cfbf"/>
    </style:style>
    <style:style style:name="T58" style:family="text">
      <style:text-properties officeooo:rsid="00760a5f"/>
    </style:style>
    <style:style style:name="T59" style:family="text">
      <style:text-properties officeooo:rsid="00764fc4"/>
    </style:style>
    <style:style style:name="T60" style:family="text">
      <style:text-properties officeooo:rsid="0078ccbb"/>
    </style:style>
    <style:style style:name="T61" style:family="text">
      <style:text-properties officeooo:rsid="007ecbcb"/>
    </style:style>
    <style:style style:name="T62" style:family="text">
      <style:text-properties officeooo:rsid="00804431"/>
    </style:style>
    <style:style style:name="T63" style:family="text">
      <style:text-properties officeooo:rsid="00813d29"/>
    </style:style>
    <style:style style:name="T64" style:family="text">
      <style:text-properties officeooo:rsid="00875908"/>
    </style:style>
    <style:style style:name="T65" style:family="text">
      <style:text-properties officeooo:rsid="0089840f"/>
    </style:style>
    <style:style style:name="T66" style:family="text">
      <style:text-properties officeooo:rsid="008a958b"/>
    </style:style>
    <style:style style:name="T67" style:family="text">
      <style:text-properties officeooo:rsid="008ed7eb"/>
    </style:style>
    <style:style style:name="T68" style:family="text">
      <style:text-properties officeooo:rsid="00908764"/>
    </style:style>
    <style:style style:name="T69" style:family="text">
      <style:text-properties officeooo:rsid="0096035a"/>
    </style:style>
    <style:style style:name="T70" style:family="text">
      <style:text-properties officeooo:rsid="0098e11a"/>
    </style:style>
    <style:style style:name="T71" style:family="text">
      <style:text-properties officeooo:rsid="009bb349"/>
    </style:style>
    <style:style style:name="T72" style:family="text">
      <style:text-properties officeooo:rsid="009c9267"/>
    </style:style>
    <style:style style:name="T73" style:family="text">
      <style:text-properties officeooo:rsid="009f419e"/>
    </style:style>
    <style:style style:name="T74" style:family="text">
      <style:text-properties officeooo:rsid="00a0b674"/>
    </style:style>
    <style:style style:name="T75" style:family="text">
      <style:text-properties officeooo:rsid="00a392b5"/>
    </style:style>
    <style:style style:name="T76" style:family="text">
      <style:text-properties officeooo:rsid="00a535ee"/>
    </style:style>
    <style:style style:name="T77" style:family="text">
      <style:text-properties officeooo:rsid="00a6c5b6"/>
    </style:style>
    <style:style style:name="T78" style:family="text">
      <style:text-properties officeooo:rsid="00a727ed"/>
    </style:style>
    <style:style style:name="T79" style:family="text">
      <style:text-properties officeooo:rsid="00a8e0e6"/>
    </style:style>
    <style:style style:name="T80" style:family="text">
      <style:text-properties officeooo:rsid="00aab718"/>
    </style:style>
    <style:style style:name="T81" style:family="text">
      <style:text-properties officeooo:rsid="00aad615"/>
    </style:style>
    <style:style style:name="T82" style:family="text">
      <style:text-properties officeooo:rsid="00ae8caa"/>
    </style:style>
    <style:style style:name="T83" style:family="text">
      <style:text-properties officeooo:rsid="00b02cbc"/>
    </style:style>
    <style:style style:name="T84" style:family="text">
      <style:text-properties officeooo:rsid="00b306d2"/>
    </style:style>
    <style:style style:name="T85" style:family="text">
      <style:text-properties officeooo:rsid="00b50022"/>
    </style:style>
    <style:style style:name="T86" style:family="text">
      <style:text-properties officeooo:rsid="00b90eeb"/>
    </style:style>
    <style:style style:name="T87" style:family="text">
      <style:text-properties officeooo:rsid="00ba486b"/>
    </style:style>
    <style:style style:name="T88" style:family="text">
      <style:text-properties officeooo:rsid="00bf0213"/>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4">©</text:span><text:span text:style-name="T23"> </text:span>2014-<text:span text:style-name="T59">2015</text:span> Martin McClure</text:p>
      <text:p text:style-name="Mist_20_License"><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3"><text:date style:data-style-name="N84" text:date-value="2015-11-12T13:41:33.992064683" text:fixed="true">2015-11-12</text:date></text:p>
      <text:p text:style-name="Mist_20_Text_20_Body">This document <text:span text:style-name="T59">is occasionally updated</text:spa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88" text:outline-level="1">Project Values and Strategies/Tactics</text:h>
      <text:p text:style-name="P1">The Mist project is guided by a set of values. The values are:</text:p>
      <text:list xml:id="list1929574718269027726" text:style-name="Mist_20_Bulleted_20_List">
        <text:list-item>
          <text:p text:style-name="P91">Simplicity</text:p>
        </text:list-item>
        <text:list-item>
          <text:p text:style-name="P91">Consistency</text:p>
        </text:list-item>
        <text:list-item>
          <text:p text:style-name="P91">Self-sufficiency</text:p>
        </text:list-item>
        <text:list-item>
          <text:p text:style-name="P91">Speed</text:p>
        </text:list-item>
        <text:list-item>
          <text:p text:style-name="P91">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89"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63"><text:span text:style-name="T6">Implement the </text:span><text:span text:style-name="T21">simplest thing first</text:span><text:span text:style-name="T6">.</text:span></text:p>
        </text:list-item>
        <text:list-item>
          <text:p text:style-name="P63"><text:span text:style-name="T21">Increase complexity only when needed</text:span><text:span text:style-name="T6"> for increased functionality, or to promote the other Mist values.</text:span></text:p>
        </text:list-item>
        <text:list-item>
          <text:p text:style-name="P63"><text:soft-page-break/><text:span text:style-name="T6">When possible, </text:span><text:span text:style-name="T21">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63"><text:span text:style-name="T21">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89" text:outline-level="2">Consistency</text:h>
      <text:p text:style-name="P1">The desire for simplicity leads us to have a small number of design rules. The desire for consistency leads us to try to apply those rules uniformly across the entire system, avoiding special cases in which the usual rules don’t apply. In particular:</text:p>
      <text:list xml:id="list95578731745877260" text:style-name="L1">
        <text:list-item>
          <text:p text:style-name="P64"><text:span text:style-name="T6">Mist will </text:span><text:span text:style-name="T21">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89" text:outline-level="2">Speed</text:h>
      <text:p text:style-name="Mist_20_Text_20_Body"><text:span text:style-name="T6">We want Mist to be usable, so it </text:span><text:span text:style-name="T21">should be fast</text:span><text:span text:style-name="T6">, at least as fast as popular Smalltalk implementations. Since we want to keep complexity to a minimum, this means concentrating on optimizations that yield the biggest improvements relative to the added complexity. </text:span><text:span text:style-name="T16">Tactics:</text:span></text:p>
      <text:list xml:id="list73535620676248" text:continue-list="list1929574718269027726" text:style-name="Mist_20_Bulleted_20_List">
        <text:list-item>
          <text:p text:style-name="P65"><text:span text:style-name="T33">Accept some complexity if the speed reward is big enough.</text:span> We want to keep the entire system considerably simpler than systems of comparable functionality and speed, but do not want it to be as slow as it would be if it was limited to the simplest possible implementation. Therefore, we try to use <text:s/>optimization techniques that we suspect will yield the <text:span text:style-name="T33">biggest gains for the least complexity</text:span>. And once again, <text:span text:style-name="T33">measure the payoff</text:span> and back it out if the gains are not large relative to the complexity.</text:p>
        </text:list-item>
        <text:list-item>
          <text:p text:style-name="P65">Push complexity <text:span text:style-name="T33">out of runtime into compile time</text:span>. An example of this is method lookup, where at runtime Mist’s worst case to find the method for a message send is a lookup in a single <text:soft-page-break/>dictionary, as compared to Smalltalk’s traditional looking up the chain of superclasses, one dictionary lookup per class in that chain. This runtime cost lets traditional Smalltalk implementations update only a single entry in a single dictionary when one method is compiled. Mist may have to update a number of entries in a dictionary, or even more than one dictionary in some cases.</text:p>
        </text:list-item>
      </text:list>
      <text:h text:style-name="P89"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73535572644404" text:continue-list="list5169397620265623591" text:style-name="Mist_20_Bulleted_20_List">
        <text:list-item>
          <text:p text:style-name="P63"><text:span text:style-name="T21">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6833108376216012488" text:style-name="L2">
        <text:list-item>
          <text:p text:style-name="P66">Single-threaded. Mist (initially) has no concurrency mechanism. There will be something later, likely a variant of the Actor model based on asynchronous message sending <text:span text:style-name="T60">(see, for instance, E or Erlang).</text:span></text:p>
        </text:list-item>
        <text:list-item>
          <text:p text:style-name="P66">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7286698141135895506" text:style-name="L3">
        <text:list-item>
          <text:p text:style-name="P67"><text:soft-page-break/>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67">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67">Mist as a library. A Mist program defines some entry points, and is compiled as a .so shared object file. There is no “main” here, there are only entry points that can be called from a program written in any language.</text:p>
        </text:list-item>
        <text:list-item>
          <text:p text:style-name="P67">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4152867262051445982" text:style-name="L4">
        <text:list-item>
          <text:p text:style-name="P68">A bytecode interpreter implementing language-level features like assigning to variables, sending messages, and returning from methods</text:p>
        </text:list-item>
        <text:list-item>
          <text:p text:style-name="P68">Memory management code, including object allocation and garbage collection</text:p>
        </text:list-item>
        <text:list-item>
          <text:p text:style-name="P68">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text:soft-page-break/>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Primitive Methods</text:h>
      <text:p text:style-name="Mist_20_Text_20_Body">Mist, like Smalltalk, only supports a very few basic operations at the language level. All the language lets you do is:</text:p>
      <text:list xml:id="list73537571388068" text:continue-list="list73535572644404" text:style-name="Mist_20_Bulleted_20_List">
        <text:list-item>
          <text:p text:style-name="P90">Specify a limited set of objects literally (numbers, strings, symbols, arrays, blocks...)</text:p>
        </text:list-item>
        <text:list-item>
          <text:p text:style-name="P90">Reference a few special constant objects (nil, true, false)</text:p>
        </text:list-item>
        <text:list-item>
          <text:p text:style-name="P90">Reference the implicit temporary variable “self”</text:p>
        </text:list-item>
        <text:list-item>
          <text:p text:style-name="P90">Declare formal parameters and temporary variables</text:p>
        </text:list-item>
        <text:list-item>
          <text:p text:style-name="P90">Reference variables (parameters, temporaries, instance, shared)</text:p>
        </text:list-item>
        <text:list-item>
          <text:p text:style-name="P90">Assign to assignable variables</text:p>
        </text:list-item>
        <text:list-item>
          <text:p text:style-name="P90">Send messages</text:p>
        </text:list-item>
        <text:list-item>
          <text:p text:style-name="P90">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text:soft-page-break/>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5">software </text:span>virtual machine, but on a <text:span text:style-name="T25">hardware</text:span> machine (initially, just X86_64). <text:span text:style-name="T25">The only external software requirement is an operating system (initially, the Linux kernel), though some applications will want to load external user-space libraries.</text:span> <text:span text:style-name="T25">Mist has</text:span> some primitive methods, but they are small and simple. Everything else is written in Mist. This conceptual self-recursion can, if care is not taken, lead to actual runtime infinite recursion. For instance:</text:p>
      <text:list xml:id="list6554177839444564481" text:style-name="L5">
        <text:list-item>
          <text:p text:style-name="P69"><text:span text:style-name="T6">Method lookup is done by executing Mist code. Therefore, to avoid infinite recursion, the Mist code </text:span><text:span text:style-name="T19">that is </text:span><text:span text:style-name="T6">used to look up methods in dictionaries must </text:span><text:span text:style-name="T1">not </text:span><text:span text:style-name="T6">do any method lookups, even though it does (of course) send messages. See the Method Lookup section.</text:span></text:p>
        </text:list-item>
        <text:list-item>
          <text:p text:style-name="P69">Blocks are Mist’s only mechanism for control structures such as conditionals and loops. In the general case, block execution requires allocation of a closure object at runtime of the method that contains the block literal. Object allocation is done by Mist code, which must contain <text:soft-page-break/>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2411883420951745678" text:style-name="L6">
        <text:list-item>
          <text:p text:style-name="P70">Its own formal parameters</text:p>
        </text:list-item>
        <text:list-item>
          <text:p text:style-name="P70">Its own declared temporary variables</text:p>
        </text:list-item>
        <text:list-item>
          <text:p text:style-name="P70">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70">Formal parameters and temporary variables declared in the method in which it appears. </text:p>
        </text:list-item>
        <text:list-item>
          <text:p text:style-name="P70"><text:span text:style-name="T6">The pseudo-variable </text:span><text:span text:style-name="Mist_20_Code">self</text:span>, indicating the receiver of the message which caused the invocation of the method in which the block constructor appears.</text:p>
        </text:list-item>
        <text:list-item>
          <text:p text:style-name="P70">Any instance variable of <text:span text:style-name="Mist_20_Code">self</text:span>.</text:p>
        </text:list-item>
        <text:list-item>
          <text:p text:style-name="P71">Any module constant of the module in which the method’s class is defined.</text:p>
        </text:list-item>
      </text:list>
      <text:p text:style-name="Mist_20_Text_20_Body"><text:soft-page-break/>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2125249519978432599" text:style-name="L7">
        <text:list-item>
          <text:p text:style-name="P72">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72">The compiler also creates an anonymous shared variable class with an instance variable for self, and instance variables for each formal parameter or temporary variable declared in the method or block constructor.</text:p>
        </text:list-item>
        <text:list-item>
          <text:p text:style-name="P72">The compiler inserts code at the beginning of the method or block to create an instance of the shared variable class and initialize it with the values of the formal parameters.</text:p>
        </text:list-item>
        <text:list-item>
          <text:p text:style-name="P73">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text:soft-page-break/>nested, the more shared variable objects it needs, since in the general case it needs one from each level of outer contexts.</text:p>
        </text:list-item>
        <text:list-item>
          <text:p text:style-name="P73">In the code of the method or enclosing block, all references to temporary variables must be replaced with getter or setter message sends directed to the shared variable instance.</text:p>
        </text:list-item>
        <text:list-item>
          <text:p text:style-name="P73">In the code of the enclosed block, all references to variables from the outer context must be replaced with getter or setter message sends directed to the shared variable instance.</text:p>
        </text:list-item>
        <text:list-item>
          <text:p text:style-name="P73"><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73"><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31">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31">Methods in the </text:span>&lt;closureClass&gt; for the block in <text:span text:style-name="Mist_20_Code">#newCounter</text:span>. <text:span text:style-name="T32">This class</text:span> <text:span text:style-name="T32">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oft-page-break/><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8489262139074599953" text:style-name="L8">
        <text:list-item>
          <text:p text:style-name="P74">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74">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text:soft-page-break/>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74">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92"><text:span text:style-name="Mist_20_Code">nand: aBlock</text:span></text:p>
          <text:p text:style-name="P92"><text:span text:style-name="Mist_20_Code"><text:s text:c="3"/>^(self and: aBlock) not.</text:span></text:p>
          <text:p text:style-name="P74">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oft-page-break/><text:span text:style-name="T6">Of particular interest is the case where a block references </text:span><text:span text:style-name="T1">no</text:span><text:span text:style-name="T6"> variables that must be accessed through a shared variable object. This is the case if the block references only </text:span><text:span text:style-name="T17">module</text:span><text:span text:style-name="T6"> constants, its own formal parameters, and the temporary variables declared within the block itself. Such blocks are </text:span><text:span text:style-name="T18">sometimes</text:span><text:span text:style-name="T6">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73535751787739" text:continue-numbering="true" text:style-name="L8">
        <text:list-header>
          <text:p text:style-name="P92"><text:span text:style-name="Mist_20_Code">ifTrue: aBlock arg1: arg1 arg2: arg2 arg3: arg3</text:span></text:p>
          <text:p text:style-name="P92"><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73537000974867" text:continue-numbering="true" text:style-name="L8">
        <text:list-header>
          <text:p text:style-name="P92"><text:span text:style-name="Mist_20_Code">ifTrue: aBlock arg1: arg1 arg2: arg2 arg3: arg3</text:span></text:p>
          <text:p text:style-name="P92"><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 text:style-name="Internet_20_link"><text:span text:style-name="T6">http://www.esug.org/data/Articles/misc/oopsla99-contexts.pdf</text:span></text:a><text:span text:style-name="T6"> for one such implementation.</text:span><text:span text:style-name="T15">)</text:span><text:span text:style-name="T6"> In this </text:span><text:soft-page-break/><text:span text:style-name="T6">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
      <text:p text:style-name="P32">In Smalltalk, the unit of compilation is the method. In Mist, methods may be individually compiled during interactive development, but because there can be interdependencies between the classes and methods in a module the unit of compilation is more accurately described as the module. However, all code resides in methods which are independent of each other in much the same way as Smalltalk's methods, but which are compiled in the context of the Module and its imports.</text:p>
      <text:p text:style-name="P33">The code of a method can exist in four forms:</text:p>
      <text:list xml:id="list5612377116733402306" text:style-name="L9">
        <text:list-item>
          <text:p text:style-name="P75">Source code<text:line-break/>Human-readable (and writeable) linear text</text:p>
        </text:list-item>
        <text:list-item>
          <text:p text:style-name="P75">Macro Fog<text:line-break/>An abstract syntax tree whose nodes are Fog macros.</text:p>
        </text:list-item>
        <text:list-item>
          <text:p text:style-name="P75">Micro Fog<text:line-break/>A tree of lower-level nodes resulting from expansion of the macro nodes; more or less an instruction-set-architecture-independent structured assembler</text:p>
        </text:list-item>
        <text:list-item>
          <text:p text:style-name="P75">Machine code<text:line-break/>Machine-executable linear binary code</text:p>
        </text:list-item>
      </text:list>
      <text:p text:style-name="P33">Compilation thus has three primary phases, <text:span text:style-name="T61">the front end, the middle end, and the back end, </text:span>each taking one form as input and producing output of the next form. Each <text:span text:style-name="T61">phase is pluggable.</text:span></text:p>
      <text:p text:style-name="Mist_20_Heading_20_2">Front end – <text:span text:style-name="T63">source to Macro Fog (and back again)</text:span></text:p>
      <text:p text:style-name="P34">Parses the source code into a tree, then does semantic analysis on the tree to verify such things as variable references and compile-time self sends. The output contains enough information to allow a pretty-printer to produce code that resembles the original input reformatted. Thus, this phase is more or less reversible. </text:p>
      <text:p text:style-name="P34">More than one source code grammar is possible. Each grammar is used by a parser / pretty-printer pair. For instance, one programmer may choose to code in a Smalltalk-like syntax, and another programmer may choose to later edit that same code in a Java-like syntax. The latter programmer would view the code as pretty-printed by the Java-like grammar, and use that grammar to compile the code <text:span text:style-name="T62">once edited.</text:span></text:p>
      <text:p text:style-name="P35"><text:soft-page-break/>Besides the grammar being pluggable, the pretty-printers have pluggable formatting rules – different programmers might choose to view and edit the same code using the same grammar but with different formatting rules.</text:p>
      <text:p text:style-name="P47">One of the things that Macro Fog must preserve is code comments, so that source pretty-printed from the Macro Fog includes comments placed more or less where the programmer intended them to be. Mist grammars cannot get by with the typical trick of discarding comments during lexing. <text:span text:style-name="T82">Newspeak does something similar – allowing a comment to precede any expression, and associating the comment with that expression. Mist may adopt this practice.</text:span></text:p>
      <text:p text:style-name="P48">Passes in the front end:</text:p>
      <text:p text:style-name="P48">The first pass parses the source code of a method into a the basic form of a Macro Fog tree. At the end of the parse, the method is known to be syntactically valid. However, although each variable reference is known to be a valid identifier, it is not yet known whether each identifier is a legal one to use in that context. <text:span text:style-name="T86">Node types created are:</text:span></text:p>
      <text:list xml:id="list2817274268801522819" text:style-name="L10">
        <text:list-item>
          <text:p text:style-name="P76">Method node – the root node of the method's compilation. This node specifies the selector of the method, and declares the names of its formal parameters. It has one child, and returns the result of evaluating that child as the method's return value.</text:p>
        </text:list-item>
        <text:list-item>
          <text:p text:style-name="P76">Variable scope node – defines <text:span text:style-name="T87">zero</text:span> or more temporary variable names, whose scope is the single child of the variable scope node. <text:span text:style-name="T87">The result of evaluating this node is the result of its child.</text:span></text:p>
        </text:list-item>
        <text:list-item>
          <text:p text:style-name="P77">Sequence node – defines one or more children, and evaluates them in order. The result of the sequence node is the result of the last child.</text:p>
        </text:list-item>
        <text:list-item>
          <text:p text:style-name="P77">Variable reference node – indicates a mention of a variable. Initially contains just a variable name, but in the second pass acquires a reference to an object representing the variable itself. That object is the same object for all references. Has no children. Its value is the value of the variable. </text:p>
        </text:list-item>
        <text:list-item>
          <text:p text:style-name="P77">Assignment node – writes a value to a variable. It has two children. The first child is a variable reference node indicating the variable to be assigned to. The second child may be any Macro Fog node except a Method node, and the result of evaluating that child is assigned to the variable.</text:p>
        </text:list-item>
        <text:list-item>
          <text:p text:style-name="P78">Message send node – causes a message to be sent. Each message send node internally contains its selector. It has n + 1 child nodes, where n is the arity of its selector. The result of the first child node is the receiver of the message, and the results of the other child nodes are the arguments to the message send. The result of the message send node is the value returned from the message send.</text:p>
        </text:list-item>
        <text:list-item>
          <text:p text:style-name="P79">Block node – defines a block contained within the method. This node specifies the arity and formal parameter names of the block. The result of this node is a block instance whose value (or value: or value:value:, etc.) method is defined by the node's single child.</text:p>
        </text:list-item>
        <text:list-item>
          <text:p text:style-name="P80"><text:soft-page-break/>Non-local return node – represents an explicit return from within a block. This node has one child, and returns the result of that </text:p>
        </text:list-item>
      </text:list>
      <text:p text:style-name="P48">The second pass checks each declaration or use of a variable name for validity, and binds each to an object representing the variable. Within a method, there are <text:span text:style-name="T83">five</text:span> name <text:span text:style-name="T83">spaces</text:span> in which an identifier can be bound:</text:p>
      <text:list xml:id="list2888750681529783323" text:style-name="L11">
        <text:list-item>
          <text:p text:style-name="P81">Global namespace – an immutable namespace containing only the bindings for 'nil', 'true', and 'false'. <text:span text:style-name="T83">These names are available to all methods and blocks in Mist, no matter where they appear. </text:span>These names represent constants and may not be the target of assignment.</text:p>
        </text:list-item>
        <text:list-item>
          <text:p text:style-name="P81">Module namespace – the identifiers defined by the module into which the method is being compiled. These are the names of classes and modules. They will include at least the names of classes defined in the module itself, along with the module's own name. The available names may also include names of other modules and/or names of classes defined in other modules, if the current module's definition specifies that those be included. <text:span text:style-name="T83">These names are available to any method compiled within the module, and to any block within such a method. </text:span>By convention, these names start with an upper-case letter. Names found here may not be the target of assignment.</text:p>
        </text:list-item>
        <text:list-item>
          <text:p text:style-name="P82">Instance variables – The instance variables of the class that the method is being compiled into form a namespace. By convention these names begin with a lower-case letter. In general, instance variables may be assigned to. Note that instances of a class will usually contain instance variables that cannot be accessed from every method; a method may only access instance variables defined in its own class, not instance variables gained by composition with other classes. These names are available to any method compiled in this class, <text:span text:style-name="T84">and to any blocks within such a method.</text:span></text:p>
        </text:list-item>
        <text:list-item>
          <text:p text:style-name="P82">Formal parameters – The parameter names given in the method pattern, plus 'self'. These names are available only <text:span text:style-name="T84">in</text:span> this method <text:span text:style-name="T84">and any blocks within it</text:span>, and may not be assigned to. These names, by convention, begin with a lower-case letter.</text:p>
        </text:list-item>
        <text:list-item>
          <text:p text:style-name="P82">Temporary variables – The temporary variable names declared between vertical bars at the beginning of the method. These names are available <text:span text:style-name="T84">only in this method and any blocks within it. These names, by convention, begin with a lower-case letter. They may be assigned to.</text:span></text:p>
        </text:list-item>
      </text:list>
      <text:p text:style-name="P49">Names in these five namespaces must be distinct. No name may appear in more than one of these namespaces. <text:span text:style-name="T85">Mist does not support overriding of names from an outer scope by names from an inner scope; all scopes are equal here.</text:span></text:p>
      <text:p text:style-name="P50">Code in blocks within a method has access to all of the names that code in the method may access, plus:</text:p>
      <text:list xml:id="list3749244224004399491" text:style-name="L12">
        <text:list-item>
          <text:p text:style-name="P83">The block's own formal parameters, which may not be assigned to.</text:p>
        </text:list-item>
        <text:list-item>
          <text:p text:style-name="P83">The block's own temporary variables, which may be assigned to</text:p>
        </text:list-item>
        <text:list-item>
          <text:p text:style-name="P83"><text:soft-page-break/>Formal parameters and temporary variables from the block's enclosing block, if any</text:p>
        </text:list-item>
      </text:list>
      <text:p text:style-name="P51"/>
      <text:p text:style-name="Mist_20_Heading_20_2">Middle end – Macro Fog to Micro Fog</text:p>
      <text:p text:style-name="P36">The middle end is a process of macro expansion, expanding each Macro Fog node to zero or more Micro Fog nodes. Comment nodes are an example of macro nodes that expand to zero micro nodes. Since this compilation step is not expected to be reversible, the comments are no longer needed after this step.</text:p>
      <text:p text:style-name="P36">The macro expansions are pluggable by specifying an implementation strategy object. For instance, a macro node for “instance variable assign” would expand to a single memory write if using the initial Mist mark-sweep garbage-collector, but would expand to also include a reference count update if using a reference-counting collector. Similarly, the macro expansion for “send a message” includes the code for method lookup and in-line caching if it is used by the implementation strategy.</text:p>
      <text:h text:style-name="Heading_20_2" text:outline-level="2">Back end – Micro Fog to machine code</text:h>
      <text:p text:style-name="P36">Micro Fog nodes are simple operations that typically take one or two instructions on popular CISC architectures, and simple control structures such as if-then-else, basic loops, <text:span text:style-name="T64">and call/return</text:span>. This phase is pluggable by the instruction set architecture of the target processor.</text:p>
      <text:p text:style-name="P38">Vocabularies</text:p>
      <text:p text:style-name="P38">Each code form has some vocabulary in which it is expressed.</text:p>
      <text:p text:style-name="P38">Source code's vocabulary is linear text, though the content of that text will vary based on the grammer being used.</text:p>
      <text:p text:style-name="P38">Macro Fog's vocabulary is chosen to represent operations with semantic meaning in Mist. Two methods that do the same thing using the same algorithm will tend to have very similar Macro Fog representations, regardless of the syntax, implementation strategy, or target instruction set architecture.</text:p>
      <text:p text:style-name="P38">Micro Fog has a vocabulary of simple operations and control structures. The content will vary based on implementation strategy, but the vocabulary is the same regardless of implementation strategy or instruction set architecture.</text:p>
      <text:p text:style-name="P38">Machine code's vocabulary is dictated by the instruction set architecture being used.</text:p>
      <text:p text:style-name="P39"/>
      <text:p text:style-name="P39">Storage</text:p>
      <text:p text:style-name="P39">During compilation, all four code forms must exist at one time or another. What code forms does a method object keep for its entire lifetime? The machine code must be kept, for without that the method is not executable. <text:span text:style-name="T65">For debugging and possible recompilation, we'd like to keep something source-like. Since Macro Fog can be used to generate pretty-printed source code (as long as the grammar is also </text:span><text:soft-page-break/><text:span text:style-name="T65">around), keeping the Macro Fog is sufficient. Micro Fog can be derived from the Macro Fog, as long as the implementation strategy is available, so keeping the Micro Fog is not necessary. </text:span></text:p>
      <text:p text:style-name="P40">Mist methods contain references to the Macro Fog of the method, the implementation strategy, the default grammar, and the machine code (which knows its instruction set architecture).</text:p>
      <text:p text:style-name="P39"/>
      <text:p text:style-name="P39">Optimizations</text:p>
      <text:p text:style-name="P40">In the future, various optimizations are planned. Most of these are applied to one of the two tree-structured forms, Macro Fog or Micro Fog. Thus, some optimizations will be applied after the front end, others after the middle end. At this point, we don't anticipate adding optimizations after the back end, but if it makes sense that is possible as well.</text:p>
      <text:p text:style-name="P37"/>
      <text:p text:style-name="P37"/>
      <text:p text:style-name="P37"/>
      <text:p text:style-name="Mist_20_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2652845488913148217" text:style-name="L13">
        <text:list-item>
          <text:p text:style-name="P84">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84">Replace textual names with references to actual variables (each variable is represented by an object). This pass checks that every variable name references a legally reachable variable.</text:p>
        </text:list-item>
        <text:list-item>
          <text:p text:style-name="P84">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84"><text:soft-page-break/>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Back end</text:p>
      <text:list xml:id="list343202409193012244" text:style-name="L14">
        <text:list-item>
          <text:p text:style-name="P85">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85">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85">Traverse the Fog tree from left to right, emitting machine code. This, finally, translates the tree structure of Fog into the linear structure of machine code.</text:p>
        </text:list-item>
        <text:list-item>
          <text:p text:style-name="P85">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text:span><text:soft-page-break/><text:span text:style-name="T6">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Inline caching</text:p>
      <text:p text:style-name="Mist_20_Text_20_Body"><text:span text:style-name="T29">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6">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7">Address</text:span></text:span><text:span text:style-name="Mist_20_Code"> := expectedReceiverClass </text:span></text:p>
      <text:p text:style-name="Mist_20_Code"><text:span text:style-name="Mist_20_Code"><text:tab/> <text:s text:c="30"/>method</text:span><text:span text:style-name="Mist_20_Code"><text:span text:style-name="T27">Address</text:span></text:span><text:span text:style-name="Mist_20_Code">For: selector].</text:span></text:p>
      <text:p text:style-name="Mist_20_Code"><text:span text:style-name="Mist_20_Code"><text:tab/>method</text:span><text:span text:style-name="Mist_20_Code"><text:span text:style-name="T27">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8">In Mist, they could be stored either in the 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text:soft-page-break/>word that is pointed to by the object pointer. SmallIntegers, however, encode both their class and state into the object pointer itself, which is then not a memory address. <text:span text:style-name="T30">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sites of that selector in the entire system to update this cache. Changes to SmallInteger methods are rare, so for most purposes the cached SmallInteger method address is static.</text:span> </text:p>
      <text:p text:style-name="Mist_20_Heading_20_1">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73536673868798" text:continue-list="list73537000974867" text:style-name="L8">
        <text:list-header>
          <text:p text:style-name="P92"><text:span text:style-name="Mist_20_Code">at: offset put: value</text:span></text:p>
          <text:p text:style-name="P92"><text:span text:style-name="Mist_20_Code"><text:s text:c="2"/>^self doesNotUnderstand: </text:span></text:p>
          <text:p text:style-name="P92"><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for its default answer. This method signals an exception, which is handled (or not) by the normal mechanisms.</text:p>
      <text:p text:style-name="Mist_20_Heading_20_1">Private methods</text:p>
      <text:p text:style-name="P4">Mist allows methods to be declared private to the class in which the method is defined. Such methods can only be invoked through a <text:span text:style-name="T1">self-send</text:span><text:span text:style-name="T6"> (a send to the pseudo-variable </text:span><text:span text:style-name="Mist_20_Code">self</text:span><text:span text:style-name="T6">) within a method defined </text:span><text:soft-page-break/><text:span text:style-name="T6">within that class. Note that a send that is syntactically sent to another variable does not count as a self-send for this purpose, even if that variable happens to refer to the receiver. </text:span></text:p>
      <text:p text:style-name="P4">When composing classes into a new class, a method <text:span text:style-name="T34">defined in one of the component classes (but not declared private to its defining class) </text:span>may also be declared to be private to that composite class. <text:span text:style-name="T34">It is then only invocable through a self-send in any method in the composite class or any of its component classes.</text:span></text:p>
      <text:p text:style-name="P5">Like other self-sends in Mist where <text:span text:style-name="T35">the selector is locally defined, private self-sends can be (and are) bound to a method at compile time, so no method lookup or inline caching needs to be compiled into the send site. Since the address of the method is known at compile time, the message send can be compiled more simply as a procedure call.</text:span></text:p>
      <text:p text:style-name="Mist_20_Heading_20_1">Teams</text:p>
      <text:p text:style-name="Mist_20_Text_20_Body">&gt;&gt;&gt;Needs to be written</text:p>
      <text:p text:style-name="Mist_20_Heading_20_1">Fog</text:p>
      <text:p text:style-name="P7">Fog is the intermediate representation of the Mist compiler, and is also the <text:span text:style-name="T37">form</text:span> in which Mist primitive <text:span text:style-name="T37">methods</text:span> are written. <text:span text:style-name="T37">Fog is an object structure, a tree of nodes. <text:s/>Mist primitive methods are written by writing Mist code that assembles a Fog tree for that method. Non-primitive methods are written in textual Mist, which the Mist compiler front-end parses and compiles into Macro Fog. Macro Fog is macro-expanded into Micro Fog. The back end of the Mist compiler then compiles the Micro Fog tree into an executable machine code representation of the method.</text:span></text:p>
      <text:p text:style-name="P8"><text:span text:style-name="T66">Macro Fog represents the language semantics fairly directly, with such nodes as “assign instance variable” or “send message.” Micro </text:span>Fog is fairly low-level. It is intended to be <text:span text:style-name="T66">a structured <text:s/>assembler, </text:span>general enough to be independent of processor instruction architecture, at least for major architectures such as X64 and ARM.</text:p>
      <text:p text:style-name="P13">Typing in Fog</text:p>
      <text:p text:style-name="P13">As of this writing, Fog is untyped. From a data-typing standpoint, Fog is equivalent to assembly language. I anticipate that <text:span text:style-name="T66">Micro </text:span>Fog will need to have some static typing. <text:span text:style-name="T40">Not very many static types, though – int, double, and object pointer may be sufficient. The distinction between floating-point and integer primitive types is needed to comply with the ABI for passing arguments in float or general-purpose registers, and the distinction between object pointers and raw ints seems useful for low-level optimizations.</text:span></text:p>
      <text:p text:style-name="P9">Operation nodes</text:p>
      <text:p text:style-name="P8">The simplest type of Fog nodes are operation nodes. An operation node has some number of child nodes (two children is typical) and take an input from each child, then perform some operation dependent on the specific node type, then pass the result of that to its parent node. For example, an integer add node has two children. It evaluates its left subtree, then its right subtree, each of which <text:soft-page-break/>produces a 64-bit integer value. It then adds the two integers and passes the sum to its parent as a 64-bit integer.</text:p>
      <text:p text:style-name="P8">Constant nodes</text:p>
      <text:p text:style-name="P14">Each constant node has no children, and passes a constant result to its parent. What constant is passed is specified at the time the node is created. This constant may be a raw int, or an object pointer. When Fog becomes typed, there will likely be two different classes of constant node for this. Constant nodes are used to implement Mist literals.</text:p>
      <text:p text:style-name="P20">Sequence nodes</text:p>
      <text:p text:style-name="P20">A sequence node has one or more children (the number fixed at the time the node is created during compilation). It evaluates its children in order. Its runtime value is the value of its last child.</text:p>
      <text:p text:style-name="P12">Variable scope nodes</text:p>
      <text:p text:style-name="P15">Each variable scope node declares one or more temporary variables, and has one child. <text:span text:style-name="T43">It evaluates its child. </text:span>The variables declared by the node are in scope during e<text:span text:style-name="T42">valuation of </text:span>its child. The runtime value of a variable scope node is the value of its child.</text:p>
      <text:p text:style-name="P12">Variable fetch and store nodes</text:p>
      <text:p text:style-name="P16"><text:span text:style-name="T41">Temporary variables are accessed through variable fetch and store nodes. </text:span>Each variable fetch or store node refers to one <text:span text:style-name="T41">temporary </text:span>variable specified at the time the node is created. A variable fetch node has no children. Its runtime value is the current value of the variable to which it refers. A variable store node has one child, and stores the runtime value of that child into its variable. Its runtime value is the runtime value of its child.</text:p>
      <text:p text:style-name="P12">Byte and word fetch and store nodes</text:p>
      <text:p text:style-name="P17">Instance variables and other data stored in memory are accessed through byte and word fetch and store nodes. A fetch node has two children which provide a base address and an offset. Its runtime value is the byte or word fetched from memory. <text:s/>A store node has three children – a base address, an offset, and the value to be stored. Its runtime value is the value stored.</text:p>
      <text:p text:style-name="P10">Conditional nodes</text:p>
      <text:p text:style-name="P18">If-then-else constructs are implemented with conditional nodes. Each conditional node has three children. The first child is e<text:span text:style-name="T43">valua</text:span>ted, and is expected to leave a condition code in the CPU's condition code register. If the condition specified in the conditional node at the time of its creation is met at runtime, the second child is evaluated, otherwise the third child is evaluated. The runtime value of the conditional node is the value of whichever of the second or third child that is evaluated.</text:p>
      <text:p text:style-name="P10">Loop <text:span text:style-name="T43">and loop exit </text:span>nodes</text:p>
      <text:p text:style-name="P19">A loop node has one <text:span text:style-name="T43">child, which it evaluates repeatedly, forming an infinite loop. Unless infinite execution is actually desired, </text:span>a loop exit node <text:span text:style-name="T43">appears somewhere in the subtree rooted by the loop node. This loop exit node</text:span> refers to the loop node. <text:span text:style-name="T43">A loop exit node has one child. It evaluates that child, </text:span><text:soft-page-break/><text:span text:style-name="T43">then exits the loop. The runtime value of the loop exit node's child becomes the runtime value of th e loop node. </text:span>Note that the reference from a loop exit node to its loop node is not part of the node tree – the loop node is not a child of the loop exit node, even though the loop exit node has a reference to the loop node. </text:p>
      <text:p text:style-name="P28">Syscall nodes</text:p>
      <text:p text:style-name="P28">A syscall node makes a system call to the Linux kernel. It has one to seven children. The first child provides the call number, and the remainder provide the arguments to the call. The result of the kernel call is the runtime result of the syscall node.</text:p>
      <text:p text:style-name="P10">Method nodes</text:p>
      <text:p text:style-name="P20">A method node is the root node of a method. The method node declares how many arguments the method takes. <text:span text:style-name="T44">It has one child, which it evaluates when the method is invoked. The return value of the method is the runtime value of the method node's child.</text:span></text:p>
      <text:p text:style-name="P41">Macro Fog</text:p>
      <text:p text:style-name="P10">Macro nodes</text:p>
      <text:p text:style-name="P11">A Fog macro node is an architecture-independent node that is expanded in a possibly architecture-dependent way to a tree of lower-level Fog nodes. These are used for frequently-used complex structures, such as message sends.</text:p>
      <text:p text:style-name="P10">Message send macro node</text:p>
      <text:p text:style-name="P21">The sending of messages is compiled by the Mist compiler's front end into a message send macro node. <text:span text:style-name="T48">The selector of the message is compiled into the node at the time of its creation. </text:span>This node has one or more children, which are evaluated in order. The first child's runtime value becomes the receiver of the message. The remaining children's runtime values become the arguments to the message. Once all children are evaluated, the message is sent, and the value returned by the message send is the runtime value of the message send node.</text:p>
      <text:p text:style-name="P22">In the initial x64 implementation of Mist, the message send macro node is expanded into a number of lower-level nodes. <text:span text:style-name="T55">Here’s the tree of nodes, represented as in indented list. When reading, recall that Fog is executed depth-first, so the first thing executed here is “receiver subtree.”</text:span></text:p>
      <text:p text:style-name="P22"/>
      <text:p text:style-name="P22">*** <text:span text:style-name="T67">This tree needs updating to current design, which is less optimized but requires fewer special Fog node classes. ***</text:span></text:p>
      <text:p text:style-name="P23">sequence <text:span text:style-name="T45">(special?)</text:span></text:p>
      <text:p text:style-name="P23"><text:tab/><text:span text:style-name="T46">if c</text:span></text:p>
      <text:p text:style-name="P23"><text:tab/><text:tab/><text:span text:style-name="T46">sequence</text:span></text:p>
      <text:p text:style-name="P23"><text:tab/><text:tab/><text:tab/>marshal arguments <text:span text:style-name="T45">(via required locations)</text:span></text:p>
      <text:p text:style-name="P23"><text:soft-page-break/><text:tab/><text:tab/><text:tab/><text:tab/>receiver sub<text:span text:style-name="T51">tree</text:span></text:p>
      <text:p text:style-name="P23"><text:tab/><text:tab/><text:tab/><text:tab/>arg1 sub<text:span text:style-name="T51">tree</text:span></text:p>
      <text:p text:style-name="P23"><text:tab/><text:tab/><text:tab/><text:tab/>…</text:p>
      <text:p text:style-name="P23"><text:tab/><text:tab/><text:tab/><text:tab/>argn sub<text:span text:style-name="T51">tree</text:span></text:p>
      <text:p text:style-name="P24"><text:tab/><text:tab/><text:tab/><text:span text:style-name="T46">rdiIsSmallInt</text:span></text:p>
      <text:p text:style-name="P24"><text:tab/><text:tab/><text:span text:style-name="T47">call expectedSmallInt method</text:span></text:p>
      <text:p text:style-name="P24"><text:tab/><text:tab/><text:span text:style-name="T53">temp var scope (receiverBehavior)</text:span></text:p>
      <text:p text:style-name="P24"><text:tab/><text:tab/><text:tab/><text:span text:style-name="T49">if =</text:span></text:p>
      <text:p text:style-name="P24"><text:tab/><text:tab/><text:tab/><text:tab/><text:span text:style-name="T50">cmp</text:span></text:p>
      <text:p text:style-name="P24"><text:tab/><text:tab/><text:tab/><text:tab/><text:tab/><text:span text:style-name="T53">store temp receiverBehavior</text:span></text:p>
      <text:p text:style-name="P24"><text:tab/><text:tab/><text:tab/><text:tab/><text:tab/><text:tab/><text:span text:style-name="T49">fetch indirect rdi</text:span></text:p>
      <text:p text:style-name="P24"><text:tab/><text:tab/><text:tab/><text:tab/><text:tab/><text:span text:style-name="T50">constant expectedBehavior</text:span></text:p>
      <text:p text:style-name="P26"><text:tab/><text:tab/><text:tab/><text:tab/><text:span text:style-name="T50">call address</text:span></text:p>
      <text:p text:style-name="P31"><text:tab/><text:tab/><text:tab/><text:tab/><text:tab/> constant expectedNonSmallInt method</text:p>
      <text:p text:style-name="P23"><text:tab/><text:tab/><text:tab/><text:tab/><text:span text:style-name="T50">sequence</text:span></text:p>
      <text:p text:style-name="P23"><text:tab/><text:tab/><text:tab/><text:tab/><text:tab/><text:span text:style-name="T50">push N arguments</text:span></text:p>
      <text:p text:style-name="P23"><text:tab/><text:tab/><text:tab/><text:tab/><text:tab/><text:span text:style-name="T54">call indirect</text:span></text:p>
      <text:p text:style-name="P25"><text:tab/><text:tab/><text:tab/><text:tab/><text:tab/><text:tab/><text:span text:style-name="T54">sequence</text:span></text:p>
      <text:p text:style-name="P29"><text:tab/><text:tab/><text:tab/><text:tab/><text:tab/><text:tab/><text:tab/>call<text:span text:style-name="T58">WithArguments</text:span> <text:span text:style-name="T56">\</text:span> cacheMiss<text:span text:style-name="T56">ExpectedBehaviorAt:</text:span>actualBehavior:<text:span text:style-name="T56">methodAt:andAt:</text:span></text:p>
      <text:p text:style-name="P23"><text:tab/><text:tab/><text:tab/><text:tab/><text:tab/><text:tab/><text:tab/><text:tab/><text:span text:style-name="T52">constant &lt;selector-specific dictionary&gt;</text:span></text:p>
      <text:p text:style-name="P25"><text:tab/><text:tab/><text:tab/><text:tab/><text:tab/><text:tab/><text:tab/><text:tab/><text:span text:style-name="T57">address of constant (expectedBehavior)</text:span></text:p>
      <text:p text:style-name="P23"><text:tab/><text:tab/><text:tab/><text:tab/><text:tab/><text:tab/><text:tab/><text:tab/><text:span text:style-name="T52">fetch temp receiverBehavior</text:span></text:p>
      <text:p text:style-name="P27"><text:tab/><text:tab/><text:tab/><text:tab/><text:tab/><text:tab/><text:tab/><text:tab/><text:span text:style-name="T57">address of constant (expectedNonSmallInt method)</text:span></text:p>
      <text:p text:style-name="P27"><text:tab/><text:tab/><text:tab/><text:tab/><text:tab/><text:tab/><text:tab/><text:tab/><text:span text:style-name="T57">address of constant (lookedUpMethod)</text:span></text:p>
      <text:p text:style-name="P23"><text:tab/><text:tab/><text:tab/><text:tab/><text:tab/><text:tab/><text:tab/><text:span text:style-name="T54">pop N arguments</text:span></text:p>
      <text:p text:style-name="P23"><text:tab/><text:tab/><text:tab/><text:tab/><text:tab/><text:tab/><text:tab/><text:span text:style-name="T56">call address</text:span></text:p>
      <text:p text:style-name="P23"><text:tab/><text:tab/><text:tab/><text:tab/><text:tab/><text:tab/><text:tab/><text:tab/><text:span text:style-name="T56">constant lookedUpMethod</text:span></text:p>
      <text:p text:style-name="P23"><text:soft-page-break/></text:p>
      <text:p text:style-name="P30">One key to understanding how this works is to realize that #<text:span text:style-name="T54">cacheMiss</text:span>ExpectedBehaviorAt:<text:span text:style-name="T54">actualBehavior:</text:span>methodAt:andAt: both looks up the method to be executed and patches the three constants in the send site to form a (monomorphic) inline cache. It is, of course, vital that the cache miss lookup and patching code use only self sends or sends to SmallIntegers, or otherwise ensure that there is never a cache miss during cache miss handling.</text:p>
      <text:p text:style-name="P52">Me<text:span text:style-name="T38">ssage</text:span> send <text:span text:style-name="T36">generated code</text:span></text:p>
      <text:p text:style-name="P6">When Fog generates a message send, this is an approxim<text:span text:style-name="T39">ate disassembly</text:span> of <text:span text:style-name="T39">the generated</text:span> machine code. <text:span text:style-name="T56">The code shown here is actually a bit more optimized than Fog will probably be able to produce from the nodes above.</text:span></text:p>
      <text:p text:style-name="P53"><text:s text:c="2"/>&lt;move ar<text:span text:style-name="T54">g</text:span>uments to registers and stack&gt;</text:p>
      <text:p text:style-name="P53"><text:s text:c="2"/>bt <text:s text:c="2"/>rdi, 0</text:p>
      <text:p text:style-name="P53"><text:s text:c="2"/>jnc <text:s/>NotSmallInt</text:p>
      <text:p text:style-name="P53"><text:s text:c="2"/>call &lt;Constant, offset to method&gt;</text:p>
      <text:p text:style-name="P53"><text:s text:c="2"/>jmp Continue</text:p>
      <text:p text:style-name="P53">NotSmallInt</text:p>
      <text:p text:style-name="P53"><text:s text:c="2"/>mov r11, [rdi]</text:p>
      <text:p text:style-name="P53"><text:s text:c="2"/>mov rax, &lt;Constant, address of expected class&gt;</text:p>
      <text:p text:style-name="P53"><text:s text:c="2"/>cmp rax, r11</text:p>
      <text:p text:style-name="P53"><text:s text:c="2"/>jnz CacheMiss</text:p>
      <text:p text:style-name="P53"><text:s text:c="2"/>call &lt;Constant, offset to method&gt;</text:p>
      <text:p text:style-name="P53"><text:s text:c="2"/>jmp Continue</text:p>
      <text:p text:style-name="P53">CacheMiss</text:p>
      <text:p text:style-name="P53"><text:s text:c="2"/>&lt;push message send receiver and register arguments&gt;</text:p>
      <text:p text:style-name="P53"><text:s text:c="2"/>mov rdi, &lt;constant address of selector-specific </text:p>
      <text:p text:style-name="P53"><text:s text:c="12"/>method dictionary&gt;</text:p>
      <text:p text:style-name="P53"><text:s text:c="2"/>mov rsi, rip</text:p>
      <text:p text:style-name="P53"><text:s text:c="2"/>lea rsi, [rsi + rsi + (1 – 2n)] </text:p>
      <text:p text:style-name="P53"><text:s text:c="4"/>&lt;1-2n constant to reach constant above, plus one for smallInt conversion&gt;</text:p>
      <text:p text:style-name="P53"><text:s text:c="2"/>mov rdx, r11</text:p>
      <text:p text:style-name="P53"><text:s text:c="2"/>call &lt;Constant, address of</text:p>
      <text:p text:style-name="P53"><text:s text:c="8"/>MethodDictionary&gt;&gt;cacheMissAt:actualBehavior:&gt;</text:p>
      <text:p text:style-name="P53"><text:s text:c="2"/>&lt;pop message send receiver and register arguments&gt;</text:p>
      <text:p text:style-name="P53"><text:s text:c="2"/>call [rax + 0xnn] &lt;offset to start of machine code within method&gt;</text:p>
      <text:p text:style-name="P53">Continue</text:p>
      <text:p text:style-name="P53"><text:s text:c="2"/>add rsp, 16r10</text:p>
      <text:p text:style-name="P53"><text:s text:c="2"/>ret</text:p>
      <text:p text:style-name="P53"/>
      <text:p text:style-name="Mist_20_Heading_20_2">Register Allocation</text:p>
      <text:p text:style-name="P54"/>
      <text:p text:style-name="Mist_20_Text_20_Body"><text:soft-page-break/>Micro Fog-to-machine-code translation <text:span text:style-name="T68">uses a (hopefully) simple algorithm. Here I'll explain the simple part, then go over the complicating factors.</text:span></text:p>
      <text:p text:style-name="P42">Each edge in a Fog tree defines an <text:span text:style-name="T1">implicit variable</text:span>, a variable by which a child node transfers its result to its parent. There are also the explicitly-defined temporary variables, and the arguments to a method. Each set of variables must be assigned one or more locations where it can reside. A location is either a specific register or a specific memory address relative to the stack pointer. <text:s/>Temporary variables are each assigned a single location for their entire lifetime. Method arguments occupy a specific register or stack location (defined by the ABI) upon entry to the method, but each is typically moved to another assigned location and kept there for the life of the method.</text:p>
      <text:p text:style-name="P42">An implicit variable’s value is set by one node, and is consumed by that node’s parent. This defines the life of the variable. An implicit variable can have up to three distinct locations:</text:p>
      <text:list xml:id="list8452868706480163651" text:style-name="L15">
        <text:list-item>
          <text:p text:style-name="P86">The <text:span text:style-name="T1">generation location</text:span><text:span text:style-name="T6"> is the location where the child node initially places the variable’s value.</text:span></text:p>
        </text:list-item>
        <text:list-item>
          <text:p text:style-name="P86"><text:span text:style-name="T6">The </text:span><text:span text:style-name="T1">resting location</text:span><text:span text:style-name="T6"> is the location where a variable’s value is held while its right-hand siblings execute. </text:span></text:p>
        </text:list-item>
        <text:list-item>
          <text:p text:style-name="P86"><text:span text:style-name="T6">The </text:span><text:span text:style-name="T1">consumption location</text:span><text:span text:style-name="T6"> is the location through which the parent node accesses the value.</text:span></text:p>
        </text:list-item>
      </text:list>
      <text:p text:style-name="P2">To minimize moves, it is desirable that all three locations be the same location. This is often not possible, so there may be two or three locations involved.</text:p>
      <text:p text:style-name="P2"/>
      <text:p text:style-name="Mist_20_Heading_20_1">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use the stack area that the OS gives it at launch. In Very Early Mist (that which exists today) the stack 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Mist conforms (mostly) to the x86_64 calling convention documented in the <text:span text:style-name="T1">System V Application Binary Interface AMD64 Architecture Processor Supplement</text:span><text:span text:style-name="T6">, available at </text:span></text:p>
      <text:p text:style-name="Mist_20_Text_20_Body"><text:a xlink:type="simple" xlink:href="http://www.x86-64.org/documentation/abi.pdf" text:style-name="Internet_20_link"><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text:soft-page-break/>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oft-page-break/><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pan text:style-name="Mist_20_Code"><text:s text:c="4"/>self beBar.</text:span></text:p>
      <text:p text:style-name="Mist_20_Code"><text:span text:style-name="Mist_20_Code"><text:s text:c="4"/>^ 'converted'.</text:span></text:p>
      <text:p text:style-name="Mist_20_Text_20_Body">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oft-page-break/><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P62">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73537652755012" text:continue-list="list73535620676248" text:style-name="Mist_20_Bulleted_20_List">
        <text:list-item>
          <text:p text:style-name="P63"><text:span text:style-name="T33">exceptionSelector</text:span><text:line-break/>An exception class or exception set specifying which exceptions I am willing to handle.</text:p>
        </text:list-item>
        <text:list-item>
          <text:p text:style-name="P63"><text:span text:style-name="T33">nextHandler</text:span><text:line-break/>When searching for an exception handler, the next handler to be searched. <text:span text:style-name="T73">This is what ANSI Smalltalk calls the “handler environment.” Since handlers, in the general case, form a tree, there may be more than one handler with the same nextHandler.</text:span></text:p>
        </text:list-item>
        <text:list-item>
          <text:p text:style-name="P63"><text:span text:style-name="T33">exception</text:span><text:line-break/>While handling an exception, this is the exception being handled.</text:p>
        </text:list-item>
        <text:list-item>
          <text:p text:style-name="P87"><text:span text:style-name="T33">exceptionToResignal</text:span><text:line-break/>Nil, or a new exception to resignal.</text:p>
        </text:list-item>
        <text:list-item>
          <text:p text:style-name="P63"><text:soft-page-break/><text:span text:style-name="T33">isOuter</text:span><text:line-break/>Boolean, true if I am handling an exception and I was chosen to handle the exception directly or indirectly due to another handler sending #outer to the exception.</text:p>
        </text:list-item>
        <text:list-item>
          <text:p text:style-name="P63"><text:span text:style-name="T33">needsRetry</text:span><text:line-break/>Boolean, true if my protected block needs to be evaluated. Initially true, set to false upon the first evaluation of the protected block, set to true upon the exception being sent #retry or #retryUsing:</text:p>
        </text:list-item>
        <text:list-item>
          <text:p text:style-name="P63"><text:span text:style-name="T33">actionBlock</text:span><text:line-break/>The block that is the argument to the do: keyword of #on:do:. I evaluate this block if I am called upon to handle an exception. </text:p>
        </text:list-item>
        <text:list-item>
          <text:p text:style-name="P63"><text:span text:style-name="T33">returnBlock</text:span><text:line-break/>This block, if evaluated, performs a non-local return from the protected block. It is evaluated during processing of #return:, #retry, and #retryUsing to truncate and unwind the stack.</text:p>
        </text:list-item>
        <text:list-item>
          <text:p text:style-name="P63"><text:span text:style-name="T33">protectedBlock</text:span><text:line-break/>The block to be evaluated while being prepared to handle some set of exceptions.</text:p>
        </text:list-item>
        <text:list-item>
          <text:p text:style-name="P63"><text:span text:style-name="T33">actionUnwindBlock</text:span><text:line-break/>This block, if evaluated, performs a non-local return from the action block. It is evaluated during processing of #resume: <text:span text:style-name="T81">and #resignalAs:</text:span>.</text:p>
        </text:list-item>
        <text:list-item>
          <text:p text:style-name="P63"><text:span text:style-name="T33">signalingEnvironment</text:span><text:line-break/>The handler that was the exception environment (first handler to be searched) when the exception I am handling was signaled.</text:p>
        </text:list-item>
      </text:list>
      <text:p text:style-name="P44">An instance of DefaultActionHandler is always at the root of the handler tree, and handles the case where no handler is found and #defaultAction should be sent to an exception. This avoids complicating the handler code with checks for nil.</text:p>
      <text:p text:style-name="Mist_20_Heading_20_2">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pan text:style-name="Mist_20_Code"><text:s text:c="17"/>withExceptionSelector: exceptionSelector</text:span></text:p>
      <text:p text:style-name="Mist_20_Code"><text:span text:style-name="Mist_20_Code"><text:s text:c="17"/>actionBlock: actionBlock</text:span></text:p>
      <text:p text:style-name="Mist_20_Code"><text:span text:style-name="Mist_20_Code"><text:s text:c="17"/>protectedBlock: self.</text:span></text:p>
      <text:p text:style-name="Mist_20_Code"><text:span text:style-name="Mist_20_Code"><text:s text:c="4"/>handler </text:span><text:span text:style-name="Mist_20_Code"><text:span text:style-name="T74">push</text:span></text:span><text:span text:style-name="Mist_20_Code">.</text:span></text:p>
      <text:p text:style-name="Mist_20_Code"><text:span text:style-name="Mist_20_Code"><text:s text:c="4"/>^[handler evaluateProtectedBlock] ensure: [handler </text:span><text:span text:style-name="Mist_20_Code"><text:span text:style-name="T70">p</text:span></text:span><text:span text:style-name="Mist_20_Code">op].</text:span></text:p>
      <text:p text:style-name="Mist_20_Text_20_Body"><text:soft-page-break/>In ExceptionHandler:</text:p>
      <text:p text:style-name="Mist_20_Code"><text:span text:style-name="Mist_20_Code">evaluateProtectedBlock</text:span></text:p>
      <text:p text:style-name="Mist_20_Code"><text:span text:style-name="Mist_20_Code"><text:s text:c="2"/>| result |</text:span></text:p>
      <text:p text:style-name="Mist_20_Code"><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Code"/>
      <text:p text:style-name="P56">push</text:p>
      <text:p text:style-name="P56"><text:tab/>nextHandler := ExceptionHandler exceptionEnvironment.</text:p>
      <text:p text:style-name="P56"><text:tab/>ExceptionHandler exceptionEnvironment: self.</text:p>
      <text:p text:style-name="P56"/>
      <text:p text:style-name="P55"><text:span text:style-name="Mist_20_Code"><text:span text:style-name="T71">pop</text:span></text:span></text:p>
      <text:p text:style-name="P55"><text:span text:style-name="Mist_20_Code"><text:tab/></text:span><text:span text:style-name="Mist_20_Code"><text:span text:style-name="T71">ExceptionHandler exceptionEnvironment: nextHandler.</text:span></text:span></text:p>
      <text:p text:style-name="Mist_20_Text_20_Body">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pan text:style-name="Mist_20_Code"><text:s text:c="4"/>handler := ExceptionHandler findHandlerFor: self.</text:span></text:p>
      <text:p text:style-name="Mist_20_Code"><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In ExceptionHandler:</text:p>
      <text:p text:style-name="P58"><text:span text:style-name="Mist_20_Code"><text:s text:c="2"/></text:span><text:span text:style-name="Mist_20_Code"><text:span text:style-name="T78">handle: anException</text:span></text:span></text:p>
      <text:p text:style-name="P58"><text:span text:style-name="Mist_20_Code"><text:tab/></text:span><text:span text:style-name="Mist_20_Code"><text:span text:style-name="T78">self innerHandle: anException.</text:span></text:span></text:p>
      <text:p text:style-name="P59"><text:span text:style-name="Mist_20_Code"><text:tab/></text:span><text:span text:style-name="Mist_20_Code"><text:span text:style-name="T78">exceptionToResignal ifNotNil: </text:span></text:span></text:p>
      <text:p text:style-name="P59"><text:span text:style-name="Mist_20_Code"><text:span text:style-name="T78"><text:tab/><text:tab/>[:ex | | newHandler | newHandler := </text:span></text:span></text:p>
      <text:p text:style-name="P59"><text:span text:style-name="Mist_20_Code"><text:span text:style-name="T78"><text:tab/><text:tab/> <text:s/>ExceptionHandler exceptionEnvironment: signalingEnvironment; <text:tab/><text:tab/> <text:s/>findHandlerFor: ex.</text:span></text:span></text:p>
      <text:p text:style-name="P59"><text:span text:style-name="Mist_20_Code"><text:tab/><text:tab/> <text:s/></text:span><text:span text:style-name="Mist_20_Code"><text:span text:style-name="T88">exceptionToResignal := nil.</text:span></text:span></text:p>
      <text:p text:style-name="P59"><text:span text:style-name="Mist_20_Code"><text:span text:style-name="T79"><text:tab/><text:tab/>newHandler handle: ex ].</text:span></text:span></text:p>
      <text:p text:style-name="P58"><text:span text:style-name="Mist_20_Code"/></text:p>
      <text:p text:style-name="P58"><text:soft-page-break/><text:span text:style-name="Mist_20_Code"><text:span text:style-name="T78"><text:s text:c="2"/>innerH</text:span></text:span><text:span text:style-name="Mist_20_Code">andle: anException</text:span></text:p>
      <text:p text:style-name="Mist_20_Code"><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text:span><text:span text:style-name="Mist_20_Code"><text:span text:style-name="T72">self pop</text:span></text:span><text:span text:style-name="Mist_20_Code">.</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pan text:style-name="Mist_20_Code"><text:s text:c="4"/>“Flow of control never gets here.”</text:span></text:p>
      <text:p text:style-name="Mist_20_Text_20_Body">reset needs to set isOuter to false, exception to nil, <text:span text:style-name="T80">etc...</text:span></text:p>
      <text:p text:style-name="P45">In DefaultActionHandler:</text:p>
      <text:p text:style-name="Mist_20_Code">handle: anException</text:p>
      <text:p text:style-name="Mist_20_Code"><text:tab/><text:span text:style-name="T75">^ anException defaultAction.</text:span></text:p>
      <text:p text:style-name="Mist_20_Code"><text:tab/>“<text:span text:style-name="T76">This may or may not return, depending on the defaultAction”</text:span></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pan text:style-name="Mist_20_Code"><text:s text:c="2"/>findHandlerFor: anException</text:span></text:p>
      <text:p text:style-name="Mist_20_Code"><text:span text:style-name="Mist_20_Code"><text:s text:c="4"/>^ exceptionEnvironment findHandlerFor: anException.</text:span></text:p>
      <text:p text:style-name="Mist_20_Text_20_Body">In ExceptionHandler:</text:p>
      <text:p text:style-name="Mist_20_Code"><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Code"><text:span text:style-name="Mist_20_Code"/></text:p>
      <text:p text:style-name="P57"><text:span text:style-name="Mist_20_Code"><text:span text:style-name="T77"><text:s text:c="2"/>handles: anException</text:span></text:span></text:p>
      <text:p text:style-name="P57"><text:span text:style-name="Mist_20_Code"><text:tab/></text:span><text:span text:style-name="Mist_20_Code"><text:span text:style-name="T77">^ exceptionSelector handles: anException.</text:span></text:span></text:p>
      <text:p text:style-name="Mist_20_Text_20_Body"><text:span text:style-name="Mist_20_Code"><text:span text:style-name="T77">In DefaultActionHandler:</text:span></text:span></text:p>
      <text:p text:style-name="P57"><text:span text:style-name="Mist_20_Code"><text:span text:style-name="T77"><text:s text:c="2"/>handles: anException</text:span></text:span></text:p>
      <text:p text:style-name="P57"><text:span text:style-name="Mist_20_Code"><text:tab/></text:span><text:span text:style-name="Mist_20_Code"><text:span text:style-name="T77">^ true.</text:span></text:span></text:p>
      <text:p text:style-name="Mist_20_Heading_20_2"><text:soft-page-break/>Handler actions</text:p>
      <text:p text:style-name="Mist_20_Text_20_Body">These are messages that can be sent to exceptions from within an action block. They are not valid to send at other times.</text:p>
      <text:p text:style-name="Mist_20_Heading_20_3"><text:span text:style-name="T69">r</text:span>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pan text:style-name="Mist_20_Code"/></text:p>
      <text:p text:style-name="Mist_20_Code"><text:span text:style-name="Mist_20_Code"><text:s text:c="2"/>validHandler</text:span></text:p>
      <text:p text:style-name="Mist_20_Code"><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text:span text:style-name="T69">r</text:span>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oft-page-break/><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text:span text:style-name="T69">p</text:span>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text:span text:style-name="T69">o</text:span>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text:span text:style-name="T69">r</text:span>etry</text:p>
      <text:p text:style-name="Mist_20_Text_20_Body">In exceptions:</text:p>
      <text:p text:style-name="Mist_20_Code"><text:span text:style-name="Mist_20_Code"><text:s text:c="2"/>retry</text:span></text:p>
      <text:p text:style-name="Mist_20_Code"><text:span text:style-name="Mist_20_Code"><text:s text:c="4"/>self validHandler retry.</text:span></text:p>
      <text:p text:style-name="Mist_20_Text_20_Body">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text:span text:style-name="T69">r</text:span>etryUsing:</text:p>
      <text:p text:style-name="Mist_20_Text_20_Body">In exceptions:</text:p>
      <text:p text:style-name="Mist_20_Code"><text:soft-page-break/><text:span text:style-name="Mist_20_Code"><text:s text:c="2"/>retryUsing: newProtectedBlock</text:span></text:p>
      <text:p text:style-name="Mist_20_Code"><text:span text:style-name="Mist_20_Code"><text:s text:c="4"/>self validHandler retryUsing: newProtectedBlock.</text:span></text:p>
      <text:p text:style-name="Mist_20_Text_20_Body">In ExceptionHandler:</text:p>
      <text:p text:style-name="Mist_20_Code"><text:span text:style-name="Mist_20_Code"><text:s text:c="2"/>retryUsing: newProtectedBlock</text:span></text:p>
      <text:p text:style-name="Mist_20_Code"><text:span text:style-name="Mist_20_Code"><text:s text:c="4"/>protectedBlock := newProtectedBlock.</text:span></text:p>
      <text:p text:style-name="Mist_20_Code"><text:span text:style-name="Mist_20_Code"><text:s text:c="4"/>^ self retry.</text:span></text:p>
      <text:p text:style-name="P61">resignalAs:</text:p>
      <text:p text:style-name="P43">The message resignalAs:, which has an exception as its argument, effectively does a non-local return from the handler block (which may run unwind blocks) then signals the argument in place of the receiver.</text:p>
      <text:p text:style-name="P43">In exceptions: </text:p>
      <text:p text:style-name="Mist_20_Code"><text:s text:c="2"/>resignalAs: otherException</text:p>
      <text:p text:style-name="Mist_20_Code"><text:tab/><text:span text:style-name="T81">self validHandler resignalAs: otherException.</text:span></text:p>
      <text:p text:style-name="Mist_20_Text_20_Body">In ExceptionHandler:</text:p>
      <text:p text:style-name="Mist_20_Code"><text:s text:c="2"/><text:span text:style-name="T81">resignalAs: otherException</text:span></text:p>
      <text:p text:style-name="Mist_20_Code"><text:tab/><text:span text:style-name="T81">exceptionToResignal := otherException.</text:span></text:p>
      <text:p text:style-name="Mist_20_Code"><text:tab/><text:span text:style-name="T81">actionUnwindBlock value.</text:span></text:p>
      <text:p text:style-name="Mist_20_Code"><text:tab/>“<text:span text:style-name="T81">The above never returns to here.”</text:span></text:p>
      <text:p text:style-name="Mist_20_Heading_20_3">isNested</text:p>
      <text:p text:style-name="P46">In exceptions:</text:p>
      <text:p text:style-name="Mist_20_Code"><text:s text:c="2"/>isNested</text:p>
      <text:p text:style-name="Mist_20_Code"><text:tab/>^ self validHandler isNested.</text:p>
      <text:p text:style-name="P46">In ExceptionHandler</text:p>
      <text:p text:style-name="Mist_20_Code"><text:s text:c="2"/>isNested</text:p>
      <text:p text:style-name="P60"><text:tab/>^ (nextHandler findHandlerFor: exception) </text:p>
      <text:p text:style-name="P60"><text:tab/><text:tab/>isDefaultActionHandler not. </text:p>
      <text:p text:style-name="P46"><text:tab/></text:p>
      <text:p text:style-name="Mist_20_Heading_20_1">Tail-call elimination</text:p>
      <text:p text:style-name="Mist_20_Text_20_Body">&gt;&gt;&gt;Needs to be written</text:p>
      <text:p text:style-name="Mist_20_Heading_20_1">Debugging</text:p>
      <text:p text:style-name="Mist_20_Text_20_Body">&gt;&gt;&gt;Needs to be written</text:p>
      <text:p text:style-name="Mist_20_Heading_20_1">Optimization opportunities</text:p>
      <text:p text:style-name="Mist_20_Text_20_Body">&gt;&gt;&gt;Needs to be written</text:p>
      <text:p text:style-name="Mist_20_Heading_20_1"><text:soft-page-break/>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20">.</text:span></text:p>
      <text:p text:style-name="Mist_20_Heading_20_2">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Mist_20_Text_20_Body">[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Registers</text:p>
      <text:p text:style-name="Mist_20_Text_20_Body">The contents of the general-purpose registers at startup looks like this:</text:p>
      <text:p text:style-name="Mist_20_Code"><text:soft-page-break/>(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he stack pointer is the interesting one. In this case, it’s set to an address more than 4K from the end of the stack area. So what’s in that area after the stack pointer?</text:p>
      <text:p text:style-name="Mist_20_Heading_20_3">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gdb) x/4g 0x7fffffffdac0</text:p>
      <text:p text:style-name="Mist_20_Code">0x7fffffffdac0: 0x3 <text:s text:c="4"/>0x7fffffffde6b</text:p>
      <text:p text:style-name="Mist_20_Code">0x7fffffffdad0: 0x7fffffffde9d <text:s/>0x7fffffffdea1</text:p>
      <text:p text:style-name="Mist_20_Text_20_Body"><text:soft-page-break/>They’re pointers into farther into the stuff in the stack area. They should point to null-terminated strings.</text:p>
      <text:p text:style-name="Mist_20_Code">(gdb) x/s 0x7fffffffde6b</text:p>
      <text:p text:style-name="Mist_20_Code">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gdb) x/s 0x00007fffffffefb0</text:p>
      <text:p text:style-name="Mist_20_Code">0x7fffffffefb0: "OPENCL_PROFILE=nvidia"</text:p>
      <text:p text:style-name="Mist_20_Text_20_Body"><text:span text:style-name="T5">But</text:span><text:span text:style-name="T22"> – </text:span><text:span text:style-name="T20">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But there’s clearly more, let’s see if it’s anything obvious. That first word is 16r21. What’s after that?</text:p>
      <text:p text:style-name="Mist_20_Code">0x7fffffffdd00: 0x00007fffffffefb0 <text:s text:c="5"/>0x0000000000000000</text:p>
      <text:p text:style-name="Mist_20_Code">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text:soft-page-break/>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style: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style:contextual-spacing="true" fo:widows="9" style:page-number="auto"/>
      <style:text-properties style:font-name="Liberation Mono" fo:font-family="'Liberation Mono'" style:font-style-name="Regular" style:font-family-generic="modern" style:font-pitch="fixed"/>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8.2$Linux_X86_64 LibreOffice_project/420m0$Build-2</meta:generator>
    <dc:date>2015-11-15T07:35:35.467759038</dc:date>
    <meta:editing-duration>P46DT1H16S</meta:editing-duration>
    <meta:editing-cycles>417</meta:editing-cycles>
    <meta:document-statistic meta:table-count="0" meta:image-count="1" meta:object-count="0" meta:page-count="39" meta:paragraph-count="729" meta:word-count="14136" meta:character-count="89380" meta:non-whitespace-character-count="74373"/>
  </office:meta>
</office:document-meta>
</file>